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398f2"/>
    </style:style>
    <style:style style:name="P2" style:family="paragraph" style:parent-style-name="Standard">
      <style:text-properties officeooo:rsid="001398f2" officeooo:paragraph-rsid="001398f2"/>
    </style:style>
    <style:style style:name="P3" style:family="paragraph" style:parent-style-name="Standard">
      <style:text-properties officeooo:rsid="0014755d" officeooo:paragraph-rsid="0014755d"/>
    </style:style>
    <style:style style:name="P4" style:family="paragraph" style:parent-style-name="Standard">
      <style:text-properties officeooo:rsid="00176ce1" officeooo:paragraph-rsid="00176ce1"/>
    </style:style>
    <style:style style:name="P5" style:family="paragraph" style:parent-style-name="Standard">
      <style:text-properties officeooo:rsid="0018811d" officeooo:paragraph-rsid="0018811d"/>
    </style:style>
    <style:style style:name="P6" style:family="paragraph" style:parent-style-name="Standard">
      <style:text-properties officeooo:rsid="001b5b7f" officeooo:paragraph-rsid="001b5b7f"/>
    </style:style>
    <style:style style:name="P7" style:family="paragraph" style:parent-style-name="Standard">
      <style:text-properties officeooo:rsid="00202536" officeooo:paragraph-rsid="00202536"/>
    </style:style>
    <style:style style:name="P8" style:family="paragraph" style:parent-style-name="Standard">
      <style:text-properties officeooo:paragraph-rsid="00257580"/>
    </style:style>
    <style:style style:name="P9" style:family="paragraph" style:parent-style-name="Standard">
      <style:text-properties officeooo:rsid="00257580" officeooo:paragraph-rsid="00257580"/>
    </style:style>
    <style:style style:name="P10" style:family="paragraph" style:parent-style-name="Standard">
      <style:text-properties officeooo:rsid="002df0e7" officeooo:paragraph-rsid="002df0e7"/>
    </style:style>
    <style:style style:name="P11" style:family="paragraph" style:parent-style-name="Standard">
      <style:text-properties officeooo:rsid="002df0e7" officeooo:paragraph-rsid="002f0113"/>
    </style:style>
    <style:style style:name="P12" style:family="paragraph" style:parent-style-name="Standard">
      <style:text-properties officeooo:rsid="002e702d" officeooo:paragraph-rsid="002e702d"/>
    </style:style>
    <style:style style:name="P13" style:family="paragraph" style:parent-style-name="Standard">
      <style:text-properties officeooo:rsid="002e702d" officeooo:paragraph-rsid="002f0113"/>
    </style:style>
    <style:style style:name="P14" style:family="paragraph" style:parent-style-name="Standard">
      <style:text-properties officeooo:rsid="002f0113" officeooo:paragraph-rsid="002f0113"/>
    </style:style>
    <style:style style:name="P15" style:family="paragraph" style:parent-style-name="Standard">
      <style:text-properties officeooo:rsid="00303357" officeooo:paragraph-rsid="00303357"/>
    </style:style>
    <style:style style:name="P16" style:family="paragraph" style:parent-style-name="Standard">
      <style:text-properties officeooo:rsid="00321f80" officeooo:paragraph-rsid="00321f80"/>
    </style:style>
    <style:style style:name="P17" style:family="paragraph" style:parent-style-name="Standard">
      <style:text-properties officeooo:rsid="002b9403" officeooo:paragraph-rsid="002b9403"/>
    </style:style>
    <style:style style:name="P18" style:family="paragraph" style:parent-style-name="Standard">
      <style:text-properties officeooo:rsid="00366ca3" officeooo:paragraph-rsid="00366ca3"/>
    </style:style>
    <style:style style:name="P19" style:family="paragraph" style:parent-style-name="Standard">
      <style:text-properties officeooo:rsid="00371e8d" officeooo:paragraph-rsid="00371e8d"/>
    </style:style>
    <style:style style:name="P20" style:family="paragraph" style:parent-style-name="Standard">
      <style:text-properties officeooo:rsid="003877ad" officeooo:paragraph-rsid="003877ad"/>
    </style:style>
    <style:style style:name="P21" style:family="paragraph" style:parent-style-name="Standard">
      <style:text-properties officeooo:rsid="003adb96" officeooo:paragraph-rsid="003adb96"/>
    </style:style>
    <style:style style:name="P22" style:family="paragraph" style:parent-style-name="Standard">
      <style:text-properties officeooo:rsid="003ca327" officeooo:paragraph-rsid="003ca327"/>
    </style:style>
    <style:style style:name="P23" style:family="paragraph" style:parent-style-name="Standard">
      <style:text-properties officeooo:rsid="003e8b26" officeooo:paragraph-rsid="003e8b26"/>
    </style:style>
    <style:style style:name="P24" style:family="paragraph" style:parent-style-name="Standard">
      <style:text-properties officeooo:rsid="003f02ef" officeooo:paragraph-rsid="003f02ef"/>
    </style:style>
    <style:style style:name="P25" style:family="paragraph" style:parent-style-name="Standard">
      <style:text-properties officeooo:rsid="0040856d" officeooo:paragraph-rsid="0040856d"/>
    </style:style>
    <style:style style:name="P26" style:family="paragraph" style:parent-style-name="Standard">
      <style:text-properties officeooo:rsid="0042f466" officeooo:paragraph-rsid="0042f466"/>
    </style:style>
    <style:style style:name="P27" style:family="paragraph" style:parent-style-name="Standard">
      <style:text-properties style:text-underline-style="solid" style:text-underline-width="auto" style:text-underline-color="font-color" officeooo:rsid="0045d2b4" officeooo:paragraph-rsid="0045d2b4"/>
    </style:style>
    <style:style style:name="P28" style:family="paragraph" style:parent-style-name="Standard">
      <style:text-properties officeooo:rsid="001b5b7f" officeooo:paragraph-rsid="001b5b7f"/>
    </style:style>
    <style:style style:name="P29" style:family="paragraph" style:parent-style-name="Standard">
      <style:text-properties officeooo:rsid="00451310" officeooo:paragraph-rsid="00451310"/>
    </style:style>
    <style:style style:name="P30" style:family="paragraph" style:parent-style-name="Standard">
      <style:text-properties officeooo:rsid="00461826" officeooo:paragraph-rsid="00461826"/>
    </style:style>
    <style:style style:name="T1" style:family="text">
      <style:text-properties officeooo:rsid="001398f2"/>
    </style:style>
    <style:style style:name="T2" style:family="text">
      <style:text-properties officeooo:rsid="0014755d"/>
    </style:style>
    <style:style style:name="T3" style:family="text">
      <style:text-properties officeooo:rsid="0016b9b8"/>
    </style:style>
    <style:style style:name="T4" style:family="text">
      <style:text-properties officeooo:rsid="00176ce1"/>
    </style:style>
    <style:style style:name="T5" style:family="text">
      <style:text-properties officeooo:rsid="001a473f"/>
    </style:style>
    <style:style style:name="T6" style:family="text">
      <style:text-properties officeooo:rsid="001b5b7f"/>
    </style:style>
    <style:style style:name="T7" style:family="text">
      <style:text-properties officeooo:rsid="001c0adf"/>
    </style:style>
    <style:style style:name="T8" style:family="text">
      <style:text-properties officeooo:rsid="001dd783"/>
    </style:style>
    <style:style style:name="T9" style:family="text">
      <style:text-properties officeooo:rsid="001fd429"/>
    </style:style>
    <style:style style:name="T10" style:family="text">
      <style:text-properties officeooo:rsid="00202536"/>
    </style:style>
    <style:style style:name="T11" style:family="text">
      <style:text-properties officeooo:rsid="0021d874"/>
    </style:style>
    <style:style style:name="T12" style:family="text">
      <style:text-properties officeooo:rsid="00257580"/>
    </style:style>
    <style:style style:name="T13" style:family="text">
      <style:text-properties officeooo:rsid="002df0e7"/>
    </style:style>
    <style:style style:name="T14" style:family="text">
      <style:text-properties officeooo:rsid="002e702d"/>
    </style:style>
    <style:style style:name="T15" style:family="text">
      <style:text-properties officeooo:rsid="002f0113"/>
    </style:style>
    <style:style style:name="T16" style:family="text">
      <style:text-properties officeooo:rsid="00303357"/>
    </style:style>
    <style:style style:name="T17" style:family="text">
      <style:text-properties officeooo:rsid="0032d796"/>
    </style:style>
    <style:style style:name="T18" style:family="text">
      <style:text-properties officeooo:rsid="00366ca3"/>
    </style:style>
    <style:style style:name="T19" style:family="text">
      <style:text-properties officeooo:rsid="00371e8d"/>
    </style:style>
    <style:style style:name="T20" style:family="text">
      <style:text-properties officeooo:rsid="0039416f"/>
    </style:style>
    <style:style style:name="T21" style:family="text">
      <style:text-properties officeooo:rsid="003adb96"/>
    </style:style>
    <style:style style:name="T22" style:family="text">
      <style:text-properties officeooo:rsid="003ca327"/>
    </style:style>
    <style:style style:name="T23" style:family="text">
      <style:text-properties officeooo:rsid="003e8b26"/>
    </style:style>
    <style:style style:name="T24" style:family="text">
      <style:text-properties officeooo:rsid="003f02ef"/>
    </style:style>
    <style:style style:name="T25" style:family="text">
      <style:text-properties officeooo:rsid="0040856d"/>
    </style:style>
    <style:style style:name="T26" style:family="text">
      <style:text-properties officeooo:rsid="0042f466"/>
    </style:style>
    <style:style style:name="T27" style:family="text">
      <style:text-properties officeooo:rsid="00451310"/>
    </style:style>
    <style:style style:name="T28" style:family="text">
      <style:text-properties officeooo:rsid="004618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Logearse:</text:p>
      <text:p text:style-name="P1"/>
      <text:p text:style-name="P1">git config --global user.name "Tu Nombre" </text:p>
      <text:p text:style-name="P1">git config --global user.email "Tu Email" </text:p>
      <text:p text:style-name="P1"/>
      <text:p text:style-name="P1">- <text:span text:style-name="T1">Comprobar estado:</text:span></text:p>
      <text:p text:style-name="P2">git status</text:p>
      <text:p text:style-name="P2"/>
      <text:p text:style-name="P2">- Añadir archivos:</text:p>
      <text:p text:style-name="P2">todos: git add .</text:p>
      <text:p text:style-name="P2">Uno: git add nombreArchivo</text:p>
      <text:p text:style-name="P2"/>
      <text:p text:style-name="P2">- Añadir comentario de la actualización:</text:p>
      <text:p text:style-name="P2">git commit -m “Comentario”</text:p>
      <text:p text:style-name="P2"/>
      <text:p text:style-name="P2">- Comprobar historial commit:</text:p>
      <text:p text:style-name="P2">git log</text:p>
      <text:p text:style-name="P2">git log –-on<text:span text:style-name="T6">e</text:span>line <text:span text:style-name="T8">(pa</text:span><text:span text:style-name="T11">ra</text:span><text:span text:style-name="T8"> ver el código(?))</text:span></text:p>
      <text:p text:style-name="P2"/>
      <text:p text:style-name="P2">- Comprobar modificaciones:</text:p>
      <text:p text:style-name="P2">git show</text:p>
      <text:p text:style-name="P2"/>
      <text:p text:style-name="P2">- <text:span text:style-name="T2">Mandar </text:span><text:span text:style-name="T4">repositorio</text:span><text:span text:style-name="T2"> a local:</text:span></text:p>
      <text:p text:style-name="P3">git <text:span text:style-name="T3">clone url</text:span></text:p>
      <text:p text:style-name="P3"/>
      <text:p text:style-name="P3">- <text:span text:style-name="T4">Mandar local a hub</text:span></text:p>
      <text:p text:style-name="P4">git push</text:p>
      <text:p text:style-name="P4"/>
      <text:p text:style-name="P4">- <text:span text:style-name="T20">Actualizar repo:</text:span></text:p>
      <text:p text:style-name="P20">git pull</text:p>
      <text:p text:style-name="P4"/>
      <text:p text:style-name="P4">- <text:span text:style-name="T5">Convertir fichero local en repositorio hub</text:span></text:p>
      <text:p text:style-name="P5">git init</text:p>
      <text:p text:style-name="P5"/>
      <text:p text:style-name="P5">- <text:span text:style-name="T6">Recuperar version antigua:</text:span></text:p>
      <text:p text:style-name="P6">git checkout codigo<text:span text:style-name="T9">Commit</text:span></text:p>
      <text:p text:style-name="P6"/>
      <text:p text:style-name="P6">- <text:span text:style-name="T10">Ir a la ultima version registrada:</text:span></text:p>
      <text:p text:style-name="P7">git checkout main</text:p>
      <text:p text:style-name="P5"/>
      <text:p text:style-name="P1">- <text:span text:style-name="T12">salir:</text:span></text:p>
      <text:p text:style-name="P9">q</text:p>
      <text:p text:style-name="P9"/>
      <text:p text:style-name="P9">- <text:span text:style-name="T13">Restaurar una modificación:</text:span></text:p>
      <text:p text:style-name="P10">git restore nombreFichero/.</text:p>
      <text:p text:style-name="P10"/>
      <text:p text:style-name="P10">- Sacarlo del área de staged:</text:p>
      <text:p text:style-name="P10">git restore –staged</text:p>
      <text:p text:style-name="P10"/>
      <text:p text:style-name="P10">- <text:span text:style-name="T14">Eliminar commit conservando cambios:</text:span></text:p>
      <text:p text:style-name="P12">git reset --soft HEAD~1</text:p>
      <text:p text:style-name="P12"/>
      <text:p text:style-name="P11"><text:soft-page-break/>- <text:span text:style-name="T14">Eliminar commit </text:span><text:span text:style-name="T15">sin conservar</text:span><text:span text:style-name="T14"> cambios:</text:span></text:p>
      <text:p text:style-name="P13">git reset --<text:span text:style-name="T15">hard</text:span> HEAD~1</text:p>
      <text:p text:style-name="P13"/>
      <text:p text:style-name="P13">- <text:span text:style-name="T15">Eliminar cambios pusheados?</text:span></text:p>
      <text:p text:style-name="P14">git reset --hard HEAD~1</text:p>
      <text:p text:style-name="P14">git push origin -f</text:p>
      <text:p text:style-name="P14"/>
      <text:p text:style-name="P14">- <text:span text:style-name="T16">Eliminar commit específico:</text:span></text:p>
      <text:p text:style-name="P15">git rebase -i iddelcommit (del anterior al que deseo eliminar)</text:p>
      <text:p text:style-name="P16">eliminar linea que deseo quitar</text:p>
      <text:p text:style-name="P16"/>
      <text:p text:style-name="P16">- Modificar commit más reciente:</text:p>
      <text:p text:style-name="P16">git commit –amend -<text:span text:style-name="T17">m “Comentario”</text:span></text:p>
      <text:p text:style-name="P10"/>
      <text:p text:style-name="P17">- <text:span text:style-name="T18">Acceder </text:span><text:span text:style-name="T19">a la configuración de git?</text:span></text:p>
      <text:p text:style-name="P18">git config --global -<text:span text:style-name="T19">e</text:span></text:p>
      <text:p text:style-name="P18"/>
      <text:p text:style-name="P18">- <text:span text:style-name="T19">Comparar cambios entre local y último commit (vscode):</text:span></text:p>
      <text:p text:style-name="P19">git difftool</text:p>
      <text:p text:style-name="P8"/>
      <text:p text:style-name="P27">RAMAS</text:p>
      <text:p text:style-name="P8">- <text:span text:style-name="T21">Ver la rama en la que estoy:</text:span></text:p>
      <text:p text:style-name="P21">git branch</text:p>
      <text:p text:style-name="P21"/>
      <text:p text:style-name="P21">- <text:span text:style-name="T22">Crear una rama:</text:span></text:p>
      <text:p text:style-name="P22">git branch nombre</text:p>
      <text:p text:style-name="P22"/>
      <text:p text:style-name="P22">- <text:span text:style-name="T23">Renombrar rama:</text:span></text:p>
      <text:p text:style-name="P23">git branch -m nombreAntiguo nombreNuevo</text:p>
      <text:p text:style-name="P22"/>
      <text:p text:style-name="P22">- Cambiar entre ramas:</text:p>
      <text:p text:style-name="P22">git checkout nombre</text:p>
      <text:p text:style-name="P22"/>
      <text:p text:style-name="P22">- <text:span text:style-name="T24">Eliminar rama:</text:span></text:p>
      <text:p text:style-name="P24">git branch -d nombre</text:p>
      <text:p text:style-name="P8"/>
      <text:p text:style-name="P8">- <text:span text:style-name="T25">Ver cambios de forma más gráfica:</text:span></text:p>
      <text:p text:style-name="P25">git log --oneline --all --graph</text:p>
      <text:p text:style-name="P8"/>
      <text:p text:style-name="P8">- <text:span text:style-name="T26">Fusionar ramas:</text:span></text:p>
      <text:p text:style-name="P26">(En la rama destino)git merge ramaOrigen</text:p>
      <text:p text:style-name="P26">Ej: en la rama main: git merge version1</text:p>
      <text:p text:style-name="P26"/>
      <text:p text:style-name="P26">- <text:span text:style-name="T27">Subir rama a GitHub:</text:span></text:p>
      <text:p text:style-name="P29">git push -u origin nombre</text:p>
      <text:p text:style-name="P29"/>
      <text:p text:style-name="P29">- <text:span text:style-name="T28">Poner etiquetas:</text:span></text:p>
      <text:p text:style-name="P30">git tag nombreEtiqueta</text:p>
      <text:p text:style-name="P8"/>
      <text:p text:style-name="P6">HEAD→ = <text:span text:style-name="T7">la version disponible actualmente</text:span></text:p>
      <text:p text:style-name="P6"/>
      <text:p text:style-name="P6"/>
      <text:p text:style-name="P6"><text:soft-page-break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7T14:16:37.659000000</dc:date>
    <meta:editing-duration>PT2H52M9S</meta:editing-duration>
    <meta:editing-cycles>44</meta:editing-cycles>
    <meta:generator>LibreOffice/7.4.1.2$Windows_X86_64 LibreOffice_project/3c58a8f3a960df8bc8fd77b461821e42c061c5f0</meta:generator>
    <meta:document-statistic meta:table-count="0" meta:image-count="0" meta:object-count="0" meta:page-count="3" meta:paragraph-count="70" meta:word-count="305" meta:character-count="1738" meta:non-whitespace-character-count="1510"/>
  </office:meta>
</office:document-meta>
</file>